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53e92"/>
    </style:style>
    <style:style style:name="T2" style:family="text">
      <style:text-properties officeooo:rsid="0007e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 seguintes declaracións de variables indica cales son correctas e cales non. Razoa a resposta.</text:p>
      <text:p text:style-name="P1">let 2usuario = 'non'; //<text:span text:style-name="T1">Incorrecta. Empieza por dígito</text:span></text:p>
      <text:p text:style-name="P1">let nome = 'Ana'; //<text:span text:style-name="T1">Correcta. </text:span></text:p>
      <text:p text:style-name="P1">let idade = 21;//<text:span text:style-name="T1">Correcta</text:span></text:p>
      <text:p text:style-name="P1">let _contador = 0;//<text:span text:style-name="T1">Incorrecta. <text:s/>Empieza por guión bajo</text:span></text:p>
      <text:p text:style-name="P1">let nome-apelido = 'Ana';//<text:span text:style-name="T1">Incorrecta. Separa la palabra con guión</text:span></text:p>
      <text:p text:style-name="P1">let $saldo = 150.75;//<text:span text:style-name="T1">Incorrecta. Empieza con el símbolo del dólar</text:span></text:p>
      <text:p text:style-name="P1">let usuario2 = 'Pedro';//<text:span text:style-name="T1">Correcto</text:span></text:p>
      <text:p text:style-name="P1">let nome apelido = 'Pedro';//<text:span text:style-name="T1">Incorrecto. Separado por espacio</text:span></text:p>
      <text:p text:style-name="P1">let class = 'Marta';//<text:span text:style-name="T1">Incorrecto. Usa palabra reservada</text:span></text:p>
      <text:p text:style-name="P1">let let = 5;//<text:span text:style-name="T1">Incorrecto. Usa palabra reservada</text:span></text:p>
      <text:p text:style-name="P1">let PI_aprox = 3.1416;//<text:span text:style-name="T1">Correcto.</text:span></text:p>
      <text:p text:style-name="P1">let estaActivo = true;//<text:span text:style-name="T1">Correcto</text:span></text:p>
      <text:p text:style-name="P1">let totalElementos = 12n;//<text:span text:style-name="T1">Correcto</text:span></text:p>
      <text:p text:style-name="P1">let const = 'algo';//<text:span text:style-name="T1">Incorrecto. Usa palabra reservada</text:span></text:p>
      <text:p text:style-name="P1">let simboloID = Symbol('id');//<text:span text:style-name="T1">Correcto</text:span></text:p>
      <text:p text:style-name="P1">et datos = {curso:'LM', ano:2026};//<text:span text:style-name="T1">Incorrecto. Let mal escrito</text:span></text:p>
      <text:p text:style-name="P1">let lista = [1,2,3];//<text:span text:style-name="T1">Correcto</text:span></text:p>
      <text:p text:style-name="P1">let if = true;//<text:span text:style-name="T1">Incorrecto. Usa palabra reservada</text:span></text:p>
      <text:p text:style-name="P1">let import = 'módulo';//<text:span text:style-name="T1">Incorrecto. Usa palabra reservada</text:span></text:p>
      <text:p text:style-name="P1">let MAX_INTENTOS = 3;//<text:span text:style-name="T1">Correcto</text:span></text:p>
      <text:p text:style-name="P1">let camelCaseValido = 'ok';//<text:span text:style-name="T2">Correcto</text:span></text:p>
      <text:p text:style-name="P1">let _interno_cache = {};//<text:span text:style-name="T1">Incorrecto. Empieza por guión bajo</text:span></text:p>
      <text:p text:style-name="P1">let $apiToken = 'abc123';//<text:span text:style-name="T1">Incorrecto. Empieza por el símbolo del dólar</text:span></text:p>
      <text:p text:style-name="P1">let alumno_galicia = 'Marta';//<text:span text:style-name="T1">Correcto</text:span></text:p>
      <text:p text:style-name="P1">let return = 9;//<text:span text:style-name="T1">Incorrecto. Usa palabra reservada</text:span></text:p>
      <text:p text:style-name="P1">let numeroDePaxinas = 240;//<text:span text:style-name="T1">Correcto</text:span></text:p>
      <text:p text:style-name="P1">let prezoUSD = 19.99;//<text:span text:style-name="T1">Correcto</text:span></text:p>
      <text:p text:style-name="P1">let __privado = 'Xoán';//<text:span text:style-name="T1">Incorrecto. Empieza por guión bajo</text:span></text:p>
      <text:p text:style-name="P1">let $$_mix = 'Sofía';//<text:span text:style-name="T1">Incorrecto. Empieza por el símbolo del dólar</text:span></text:p>
      <text:p text:style-name="P1">let súper = 'tilde';//<text:span text:style-name="T1">Incorrecto. Usa carácter no ASCII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30T10:59:19.017328400</meta:creation-date>
    <dc:date>2026-01-30T11:15:20.456395600</dc:date>
    <meta:editing-duration>PT3M45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31" meta:word-count="205" meta:character-count="1517" meta:non-whitespace-character-count="1341"/>
  </office:meta>
</office:document-meta>
</file>